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ount all the network interfaces available on the system using the command: ip link show</text:p>
      <text:p text:style-name="Standard">2. Find the IPv4 address of the default gateway using the command: ip route show</text:p>
      <text:p text:style-name="Standard">3. Show the IP address assigned to your machine using the ip addr command</text:p>
      <text:p text:style-name="Standard">4. Find the MAC address of the primary network interface using the ip link show comman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8-20T23:05:34.793461293</dc:date>
    <meta:editing-duration>PT17S</meta:editing-duration>
    <meta:editing-cycles>1</meta:editing-cycles>
    <meta:document-statistic meta:table-count="0" meta:image-count="0" meta:object-count="0" meta:page-count="1" meta:paragraph-count="4" meta:word-count="61" meta:character-count="331" meta:non-whitespace-character-count="274"/>
  </office:meta>
</office:document-meta>
</file>